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1.2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2.54pt"/>
    </style:style>
    <style:style style:name="co4" style:family="table-column">
      <style:table-column-properties fo:break-before="auto" style:column-width="187.46pt"/>
    </style:style>
    <style:style style:name="co5" style:family="table-column">
      <style:table-column-properties fo:break-before="auto" style:column-width="150.6pt"/>
    </style:style>
    <style:style style:name="co6" style:family="table-column">
      <style:table-column-properties fo:break-before="auto" style:column-width="565.94pt"/>
    </style:style>
    <style:style style:name="co7" style:family="table-column">
      <style:table-column-properties fo:break-before="auto" style:column-width="171.01pt"/>
    </style:style>
    <style:style style:name="co8" style:family="table-column">
      <style:table-column-properties fo:break-before="auto" style:column-width="116.11pt"/>
    </style:style>
    <style:style style:name="co9" style:family="table-column">
      <style:table-column-properties fo:break-before="auto" style:column-width="266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Extruder" table:style-name="ta1" table:print-ranges="Extruder.A3:Extruder.G44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Filament extruder Bill of Material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tru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t</text:p>
          </table:table-cell>
          <table:table-cell table:style-name="ce2" office:value-type="string" calcext:value-type="string">
            <text:p>Length</text:p>
          </table:table-cell>
          <table:table-cell office:value-type="string" calcext:value-type="string">
            <text:p>Count</text:p>
          </table:table-cell>
          <table:table-cell table:style-name="ce2" office:value-type="string" calcext:value-type="string">
            <text:p>Functional group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Note</text:p>
          </table:table-cell>
          <table:table-cell office:value-type="string" calcext:value-type="string">
            <text:p>Examp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-5/8” slotted hole strut channel</text:p>
          </table:table-cell>
          <table:table-cell table:style-name="ce2" office:value-type="string" calcext:value-type="string">
            <text:p>24”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Frame base</text:p>
          </table:table-cell>
          <table:table-cell table:number-columns-repeated="2"/>
          <table:table-cell office:value-type="string" calcext:value-type="string">
            <text:p>http://www.mcmaster.com/#3310t475/=wjtfi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-1/2” x 2-1/2” x 1/4” angle</text:p>
          </table:table-cell>
          <table:table-cell table:style-name="ce2" office:value-type="string" calcext:value-type="string">
            <text:p>4”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Motor and extruder brackets</text:p>
          </table:table-cell>
          <table:table-cell table:number-columns-repeated="2"/>
          <table:table-cell office:value-type="string" calcext:value-type="string">
            <text:p>http://www.mcmaster.com/#9017k79/=wjtg2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/8” ship auger, 17-18” long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Extruder auger</text:p>
          </table:table-cell>
          <table:table-cell table:number-columns-repeated="2"/>
          <table:table-cell office:value-type="string" calcext:value-type="string">
            <text:p>http://www.mcmaster.com/#2818a12/=wjudd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/2” npt brass medium pressure cap with 1.5-2mm hole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Extruder nozzle</text:p>
          </table:table-cell>
          <table:table-cell table:number-columns-repeated="2"/>
          <table:table-cell office:value-type="string" calcext:value-type="string">
            <text:p>http://www.mcmaster.com/#50785k164/=wjug3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/4” - 20 threaded rod</text:p>
          </table:table-cell>
          <table:table-cell table:style-name="ce2" office:value-type="string" calcext:value-type="string">
            <text:p>3”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Fixing floor flanges to brackets</text:p>
          </table:table-cell>
          <table:table-cell table:number-columns-repeated="2"/>
          <table:table-cell office:value-type="string" calcext:value-type="string">
            <text:p>http://www.mcmaster.com/#98841a029/=wjun2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/4” - 20 threaded rod</text:p>
          </table:table-cell>
          <table:table-cell table:style-name="ce2" office:value-type="string" calcext:value-type="string">
            <text:p>9”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Fixing all three floor flanges together</text:p>
          </table:table-cell>
          <table:table-cell table:number-columns-repeated="2"/>
          <table:table-cell office:value-type="string" calcext:value-type="string">
            <text:p>hardware sto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/2” npt black iron floor flange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Thermal and torque breaks</text:p>
          </table:table-cell>
          <table:table-cell table:number-columns-repeated="2"/>
          <table:table-cell office:value-type="string" calcext:value-type="string">
            <text:p>http://www.amazon.com/LDR-310-F-12-Flange-2-Inch/dp/B000FPASJ8/ref=pd_sim_sbs_indust_2?ie=UTF8&amp;refRID=1F7DF930S0HV58W2QG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/2” npt nipple, threaded both ends</text:p>
          </table:table-cell>
          <table:table-cell table:style-name="ce2" office:value-type="string" calcext:value-type="string">
            <text:p>6”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Extruder barrel, feed barrel</text:p>
          </table:table-cell>
          <table:table-cell table:number-columns-repeated="2"/>
          <table:table-cell office:value-type="string" calcext:value-type="string">
            <text:p>http://www.mcmaster.com/#44615k484/=wjulv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/4” - 20 nuts</text:p>
          </table:table-cell>
          <table:table-cell table:style-name="ce2"/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various</text:p>
          </table:table-cell>
          <table:table-cell table:number-columns-repeated="2"/>
          <table:table-cell office:value-type="string" calcext:value-type="string">
            <text:p>http://www.mcmaster.com/#90473a029/=wjuo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/4” washers</text:p>
          </table:table-cell>
          <table:table-cell table:style-name="ce2"/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various</text:p>
          </table:table-cell>
          <table:table-cell table:number-columns-repeated="2"/>
          <table:table-cell office:value-type="string" calcext:value-type="string">
            <text:p>http://www.mcmaster.com/#92141a029/=wjupl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¼' – 20 7/8” OD fender washers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Thrust bearing retainers</text:p>
          </table:table-cell>
          <table:table-cell table:number-columns-repeated="2"/>
          <table:table-cell office:value-type="string" calcext:value-type="string">
            <text:p>http://www.mcmaster.com/#91090a107/=wjur3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” wheel bearing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Thrust bearing</text:p>
          </table:table-cell>
          <table:table-cell/>
          <table:table-cell office:value-type="string" calcext:value-type="string">
            <text:p>Bearing block may need to be modified depending on OD or outer race</text:p>
          </table:table-cell>
          <table:table-cell office:value-type="string" calcext:value-type="string">
            <text:p>http://www.amazon.com/Martin-Wheel-BK-1-Bearing-Repair/dp/B00C1ZQT6G/ref=sr_1_6?s=automotive&amp;ie=UTF8&amp;qid=1427826643&amp;sr=1-6&amp;keywords=1+inch+wheel+bear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pton tape</text:p>
          </table:table-cell>
          <table:table-cell table:style-name="ce2"/>
          <table:table-cell/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Fixing nichrome to barr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/2” fiberglass pipe insulation</text:p>
          </table:table-cell>
          <table:table-cell table:style-name="ce2" office:value-type="string" calcext:value-type="string">
            <text:p>5”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Hot end insulator</text:p>
          </table:table-cell>
          <table:table-cell table:number-columns-repeated="2"/>
          <table:table-cell office:value-type="string" calcext:value-type="string">
            <text:p>http://www.mcmaster.com/#5556k31/=ww86u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inted bearing block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Thrust bearing blo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feed chute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Feed chu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 x 12mm socket head cap screw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Feed chu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 hex nut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Feed chu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mm flat washer</text:p>
          </table:table-cell>
          <table:table-cell table:style-name="ce2"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Feed chu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/4” - 20 strut channel nut</text:p>
          </table:table-cell>
          <table:table-cell table:style-name="ce2"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Fixing angle brackets to strut</text:p>
          </table:table-cell>
          <table:table-cell table:number-columns-repeated="2"/>
          <table:table-cell office:value-type="string" calcext:value-type="string">
            <text:p>http://www.mcmaster.com/#3259t31/=z2wsy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/4” - 20 strut channel nut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Fixing hanger bracket to strut</text:p>
          </table:table-cell>
          <table:table-cell table:number-columns-repeated="2"/>
          <table:table-cell office:value-type="string" calcext:value-type="string">
            <text:p>http://www.mcmaster.com/#3259t31/=z2wsy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nger bracket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Hanging extruder</text:p>
          </table:table-cell>
          <table:table-cell/>
          <table:table-cell office:value-type="string" calcext:value-type="string">
            <text:p>manufactur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cm x 4cm 1 1cm 24VDC fan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Cooling f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fan mount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Cooling fan mou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 x 35mm socket head cap screw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Cooling fan mou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 hex nut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Cooling fan mou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cooling fan shroud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Cooling fan mou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mm id x 6mm OD PTFE tubing</text:p>
          </table:table-cell>
          <table:table-cell table:style-name="ce2" office:value-type="string" calcext:value-type="string">
            <text:p>18”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Filament guide sheathing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number-columns-repeated="1020"/>
        </table:table-row>
        <table:table-row table:style-name="ro1">
          <table:table-cell table:style-name="ce1" office:value-type="string" calcext:value-type="string">
            <text:p>AC-powered version</text:p>
          </table:table-cell>
          <table:table-cell table:style-name="ce2"/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22 rpm AC gear motor, 110V w/speed control, bracket and mounting screws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Extruder drive motor</text:p>
          </table:table-cell>
          <table:table-cell table:number-columns-repeated="2"/>
          <table:table-cell office:value-type="string" calcext:value-type="string">
            <text:p>http://www.amazon.com/21rpm-Factory-Motor-Controller-Bracket/dp/B00G34C37A/ref=sr_1_24?s=lamps-light&amp;ie=UTF8&amp;qid=1427820626&amp;sr=1-24&amp;keywords=120w+110v+gear+mo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mm rigid shaft coupling w/ keyway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Gearbox-auger coupling</text:p>
          </table:table-cell>
          <table:table-cell table:number-columns-repeated="2"/>
          <table:table-cell office:value-type="string" calcext:value-type="string">
            <text:p>http://www.mcmaster.com/#5395t512/=wjtj2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/16” deep socket, 1/4” drive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Gearbox-auger coupling</text:p>
          </table:table-cell>
          <table:table-cell table:number-columns-repeated="2"/>
          <table:table-cell office:value-type="string" calcext:value-type="string">
            <text:p>http://www.mcmaster.com/#5543a76/=wjuc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1AWG glass insulated Nichrome wire, 8 ohm/ft</text:p>
          </table:table-cell>
          <table:table-cell table:style-name="ce2" office:value-type="string" calcext:value-type="string">
            <text:p>17'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table:number-columns-repeated="7"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  <table:table-cell/>
          <table:table-cell office:value-type="string" calcext:value-type="string">
            <text:p>31AWG glass insulated Nichrome wire, 8 ohm/f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 barrel heating element</text:p>
          </table:table-cell>
          <table:table-cell table:number-columns-repeated="2"/>
          <table:table-cell office:value-type="string" calcext:value-type="string">
            <text:p>https://ultimachine.com/content/31-awg-nichrome-wire-0</text:p>
          </table:table-cell>
        </table:table-row>
        <table:table-row table:style-name="ro1">
          <table:table-cell office:value-type="string" calcext:value-type="string">
            <text:p>24V, 1A power supply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Controller and winder power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number-columns-repeated="1020"/>
        </table:table-row>
        <table:table-row table:style-name="ro1">
          <table:table-cell table:style-name="ce1" office:value-type="string" calcext:value-type="string">
            <text:p>DC-powered version</text:p>
          </table:table-cell>
          <table:table-cell table:style-name="ce2"/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20-25rpm, 120W 24VDC gear motor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Extruder drive motor</text:p>
          </table:table-cell>
          <table:table-cell table:number-columns-repeated="2"/>
          <table:table-cell office:value-type="string" calcext:value-type="string">
            <text:p>http://www.aliexpress.com/item/5D120GN-C-DC-Permanent-Magnet-Reducer-Gear-Motor-Big-Power-Reverse-Motor-120W-12V-24V/32283520834.htm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mm rigid shaft coupling w/ keyway one side bored to 13mm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Gearbox-auger coupling</text:p>
          </table:table-cell>
          <table:table-cell table:number-columns-repeated="2"/>
          <table:table-cell office:value-type="string" calcext:value-type="string">
            <text:p>http://www.mcmaster.com/#5395t412/=ww8e8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1AWG glass insulated Nichrome wire, 8 ohm/ft</text:p>
          </table:table-cell>
          <table:table-cell table:style-name="ce2" office:value-type="string" calcext:value-type="string">
            <text:p>3'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Extruder barrel heating element</text:p>
          </table:table-cell>
          <table:table-cell/>
          <table:table-cell office:value-type="string" calcext:value-type="string">
            <text:p>Four lengths total with pairs in parallel and alternating polarity. Total ~96W.</text:p>
          </table:table-cell>
          <table:table-cell office:value-type="string" calcext:value-type="string">
            <text:p>https://ultimachine.com/content/31-awg-nichrome-wire-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V, &gt;=5A power supply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xtruder</text:p>
          </table:table-cell>
          <table:table-cell office:value-type="string" calcext:value-type="string">
            <text:p>System pow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ntrol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 w/ I2C communic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Interfa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 step rotary encoder with switc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Interfa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interface mou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Interfa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T Extruder Controller Bo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tro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controller board mou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tro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knob for enco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tro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ur conductor ribbon cable with 4 pin housings each end</text:p>
          </table:table-cell>
          <table:table-cell office:value-type="string" calcext:value-type="string">
            <text:p>12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ler</text:p>
          </table:table-cell>
          <table:table-cell table:style-name="ce3" office:value-type="string" calcext:value-type="string">
            <text:p>LCD w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 ea 28ga stranded, insulated wire, 3 pin housing one end</text:p>
          </table:table-cell>
          <table:table-cell office:value-type="string" calcext:value-type="string">
            <text:p>12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Encoder w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0k-ohm, radial lead NTP thermistor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Extruder barrel temp sensor</text:p>
          </table:table-cell>
          <table:table-cell table:number-columns-repeated="2"/>
          <table:table-cell office:value-type="string" calcext:value-type="string">
            <text:p>http://www.amazon.com/MAX6675-Module-Thermocouple-Sensor-Arduino/dp/B00MPEUVSK/ref=sr_1_1?s=industrial&amp;ie=UTF8&amp;qid=1429906415&amp;sr=1-1&amp;keywords=arduino+thermocoup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” hose clamp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ontroller</text:p>
          </table:table-cell>
          <table:table-cell office:value-type="string" calcext:value-type="string">
            <text:p>Affixing thermistor to nozzle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number-columns-repeated="1020"/>
        </table:table-row>
        <table:table-row table:style-name="ro1">
          <table:table-cell table:style-name="ce1" office:value-type="string" calcext:value-type="string">
            <text:p>Drop Position Se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ST drop position sensor bo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op position sens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drop position sensor mou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op position sens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-conductor ribbon cable with keyed pin housings each end</text:p>
          </table:table-cell>
          <table:table-cell office:value-type="string" calcext:value-type="string">
            <text:p>24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op position sensor</text:p>
          </table:table-cell>
          <table:table-cell office:value-type="string" calcext:value-type="string">
            <text:p>Communication cable to control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mm red L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rop position sensor</text:p>
          </table:table-cell>
          <table:table-cell office:value-type="string" calcext:value-type="string">
            <text:p>Illumin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 ea 28ga stranded, insulated wire, 2 pin housing one end</text:p>
          </table:table-cell>
          <table:table-cell office:value-type="string" calcext:value-type="string">
            <text:p>8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op position sensor</text:p>
          </table:table-cell>
          <table:table-cell office:value-type="string" calcext:value-type="string">
            <text:p>LED power w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ffuser (matte finish Scotch tap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op position sens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Win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V, 24rpm gear mo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Winder drive mo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large gear/spool c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Winder dr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spool retainer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Secure spool to win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08zz bear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Winder bearin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8 x 40mm hex head cap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Winder sha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mm flat wash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Winder sha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8 nylock nu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Winder sha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spool winder bearing flang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Winder sha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/8” x 2” aluminum strap</text:p>
          </table:table-cell>
          <table:table-cell office:value-type="string" calcext:value-type="string">
            <text:p>6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Winder motor mou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small gea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Winder dr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 x 8 set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Small gear set scre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 x 10 socket head cap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Secure winder motor mount to fr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MM flat wash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Secure winder motor mount to fr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ll effect switc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Winder rotation det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ylindrical magn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Winder rotation det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v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Winder position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filament positioner ar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Winder position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servo mou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Winder position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 x 30 countersunk socket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Winder positioner mount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 hex nu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Winder positioner mount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 x 10 socket head cap screw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Servo mount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 hex nu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Servo mount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mm flat wash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Servo mount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mm id x 6mm OD PTFE tubing</text:p>
          </table:table-cell>
          <table:table-cell office:value-type="string" calcext:value-type="string">
            <text:p>1/4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</text:p>
          </table:table-cell>
          <table:table-cell office:value-type="string" calcext:value-type="string">
            <text:p>Low friction filament path for position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iameter and length measure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/8” x 2” aluminum strap</text:p>
          </table:table-cell>
          <table:table-cell office:value-type="string" calcext:value-type="string">
            <text:p>7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 &amp; Diameter</text:p>
          </table:table-cell>
          <table:table-cell office:value-type="string" calcext:value-type="string">
            <text:p>Mounting brack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diameter lev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office:value-type="string" calcext:value-type="string">
            <text:p>Diameter measure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105zz bearing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iameter Measurement</text:p>
          </table:table-cell>
          <table:table-cell office:value-type="string" calcext:value-type="string">
            <text:p>2 Lever bearings, 4 filament gauge bearin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5 x 16 socket head cap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office:value-type="string" calcext:value-type="string">
            <text:p>lever gauge bearing sha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5 x 40 fully threaded socket head cap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office:value-type="string" calcext:value-type="string">
            <text:p>Idler gauge bearing sha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5 x 20 socket head cap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office:value-type="string" calcext:value-type="string">
            <text:p>Diameter lever pivot sha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mm flat washer x 8mm o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office:value-type="string" calcext:value-type="string">
            <text:p>Washer on mount side of diameter lever pivot</text:p>
          </table:table-cell>
          <table:table-cell office:value-type="string" calcext:value-type="string">
            <text:p>Produced by chucking an M5 screw with a 5mm washer and nut on it in a drill and turning down with a fil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T2 belt</text:p>
          </table:table-cell>
          <table:table-cell office:value-type="string" calcext:value-type="string">
            <text:p>12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office:value-type="string" calcext:value-type="string">
            <text:p>Diameter measurement pulley engage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 tooth GT2 pulley bored to 6.4m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office:value-type="string" calcext:value-type="string">
            <text:p>Diameter measurement pulley engage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urns PDB241-GTR02-104BO linear taper, low friction potentiome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office:value-type="string" calcext:value-type="string">
            <text:p>Signal producing device for diameter measure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 grub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office:value-type="string" calcext:value-type="string">
            <text:p>Affixing GT2 pulley to p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igh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office:value-type="string" calcext:value-type="string">
            <text:p>Belt tension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filament guid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office:value-type="string" calcext:value-type="string">
            <text:p>Guides filament through diameter measurement dev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5 hex nu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office:value-type="string" calcext:value-type="string">
            <text:p>Idler bearing shaft n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d length measurement device mou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ngth Measu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nted length measurement ro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ngth Measu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linder magn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ngth Measu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5 x 20 hex head cap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ngth Measurement</text:p>
          </table:table-cell>
          <table:table-cell office:value-type="string" calcext:value-type="string">
            <text:p>Rotor sha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k7 filament drive gear and set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ngth Measur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mm flat washer</text:p>
          </table:table-cell>
          <table:table-cell/>
          <table:table-cell office:value-type="string" calcext:value-type="string">
            <text:p>2-4</text:p>
          </table:table-cell>
          <table:table-cell office:value-type="string" calcext:value-type="string">
            <text:p>Length Measurement</text:p>
          </table:table-cell>
          <table:table-cell office:value-type="string" calcext:value-type="string">
            <text:p>Shims for drive g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25zz bear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ngth Measurement</text:p>
          </table:table-cell>
          <table:table-cell office:value-type="string" calcext:value-type="string">
            <text:p>Rotor shaft bearin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ll effect switc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ngth Measurement</text:p>
          </table:table-cell>
          <table:table-cell office:value-type="string" calcext:value-type="string">
            <text:p>Rotation detector</text:p>
          </table:table-cell>
          <table:table-cell table:number-columns-repeated="1019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er" table:style-name="ta1"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row table:style-name="ro1" table:number-rows-repeated="3">
          <table:table-cell table:number-columns-repeated="7"/>
        </table:table-row>
        <table:table-row table:style-name="ro2">
          <table:table-cell office:value-type="string" calcext:value-type="string">
            <text:p>P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Note</text:p>
          </table:table-cell>
          <table:table-cell office:value-type="string" calcext:value-type="string">
            <text:p>Example</text:p>
          </table:table-cell>
        </table:table-row>
        <table:table-row table:style-name="ro2">
          <table:table-cell office:value-type="string" calcext:value-type="string">
            <text:p>Serv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winder guide</text:p>
          </table:table-cell>
          <table:table-cell table:number-columns-repeated="2"/>
          <table:table-cell office:value-type="string" calcext:value-type="string">
            <text:p>https://www.adafruit.com/products/155</text:p>
          </table:table-cell>
        </table:table-row>
        <table:table-row table:style-name="ro3">
          <table:table-cell office:value-type="string" calcext:value-type="string">
            <text:p>FilaWinder electronics ki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oller, sensor, cable</text:p>
          </table:table-cell>
          <table:table-cell/>
          <table:table-cell office:value-type="string" calcext:value-type="string">
            <text:p>This needs to be replaced with something better</text:p>
          </table:table-cell>
          <table:table-cell office:value-type="string" calcext:value-type="string">
            <text:p>http://www.filastruder.com/products/filawinder</text:p>
          </table:table-cell>
        </table:table-row>
        <table:table-row table:style-name="ro2">
          <table:table-cell office:value-type="string" calcext:value-type="string">
            <text:p>Momentary contact push button switch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troller interfac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5k-ohm potentiom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troller interfa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ST rocker switc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ler interfa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 pin header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 pin header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emale crimp en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” x 1/8” aluminum strip</text:p>
          </table:table-cell>
          <table:table-cell office:value-type="string" calcext:value-type="string">
            <text:p>6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ol winder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8zz bear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pool winder sha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8 hex head cap screw</text:p>
          </table:table-cell>
          <table:table-cell office:value-type="string" calcext:value-type="string">
            <text:p>3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ol winder sha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8 nu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ool winder sha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ted bearing block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pool winder sha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ted spool gear (large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ool winder driv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ted small gea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ool winder driv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nu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t screw for small ge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x 6mm set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t screw for small gea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x 6mm socket head cap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ool winder drive motor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mm diameter Nd magn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ool winder rotation det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ted filament guide ar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cing coil on spoo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x 12mm socket head cap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lament guide servo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wash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lament guide servo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ted servo mou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guide servo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x 25mm flat-head socket cap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lament guide servo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nu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lament guide servo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wash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lament guide servo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ted control pan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or interfa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ted sensor mou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drop sens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ted sensor shrou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drop sens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ted fan mou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cool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ted fan shrou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cool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0mm box fa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cool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/4” - 20 threaded rod</text:p>
          </table:table-cell>
          <table:table-cell office:value-type="string" calcext:value-type="string">
            <text:p>36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 and fan moun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/4” - 20 nut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ensor and fan moun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/4” wash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nsor and fan moun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nted threaded rod mount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nsor and fan moun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/2” - 13 nu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nsor and fan moun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/2” wash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nsor and fan moun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TFE tubing</text:p>
          </table:table-cell>
          <table:table-cell office:value-type="string" calcext:value-type="string">
            <text:p>1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 filament guid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x 25mm socket head cap screw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n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nu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n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wash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n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drop sens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sensor arra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drop sensor</text:p>
          </table:table-cell>
          <table:table-cell table:number-columns-repeated="2"/>
          <table:table-cell office:value-type="string" calcext:value-type="string">
            <text:p>http://www.digikey.com/product-detail/en/TSL1406R/TSL1406-R-ND/3095064</text:p>
          </table:table-cell>
        </table:table-row>
        <table:table-row table:style-name="ro1">
          <table:table-cell office:value-type="string" calcext:value-type="string">
            <text:p>Linear sensor PCB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ament drop sensor</text:p>
          </table:table-cell>
          <table:table-cell/>
          <table:table-cell office:value-type="string" calcext:value-type="string">
            <text:p>custom</text:p>
          </table:table-cell>
          <table:table-cell/>
        </table:table-row>
        <table:table-row table:style-name="ro1">
          <table:table-cell office:value-type="string" calcext:value-type="string">
            <text:p>Printed control board mou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3 x 10mm socket head cap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 board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x 6mm socket head cap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 board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x 10mm socket head cap screw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pool winder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wash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pool winder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nection wire</text:p>
          </table:table-cell>
          <table:table-cell table:number-columns-repeated="2"/>
          <table:table-cell office:value-type="string" calcext:value-type="string">
            <text:p>Variou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C-powered versio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12VDC 30 rpm gear mo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ool winder drive</text:p>
          </table:table-cell>
          <table:table-cell table:number-columns-repeated="2"/>
          <table:table-cell office:value-type="string" calcext:value-type="string">
            <text:p>http://www.aliexpress.com/item/24V-6mm-Diameter-Shaft-2-Pins-Terminal-30RPM-Gearbox-DC-Gear-Motor/32238311086.html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DC-powered vers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VDC 30 rpm gear mo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ool winder drive</text:p>
          </table:table-cell>
          <table:table-cell table:number-columns-repeated="2"/>
          <table:table-cell office:value-type="string" calcext:value-type="string">
            <text:p>http://www.aliexpress.com/item/JL-37B3540-216-2430-Electric-Replacing-DC24V-30RPM-DC-Gear-Motor/32323787933.html</text:p>
          </table:table-cell>
        </table:table-row>
      </table:table>
      <table:table table:name="QC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Note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2” x 1/8” aluminum strip</text:p>
          </table:table-cell>
          <table:table-cell office:value-type="string" calcext:value-type="string">
            <text:p>7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 torque potentiome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ary enco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ngth measur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5 x 25mm hex head cap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ler roller sha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5 nu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dler roller shaf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5 nu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essor rolle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R105zz ball bear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essor and idler roll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105zz ball bear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ver bearin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5 X 20mm socket head cap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ver sha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5 nu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ver sha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 tooth GT2 pulley w/ set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2 belt</text:p>
          </table:table-cell>
          <table:table-cell office:value-type="string" calcext:value-type="string">
            <text:p>40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meter measur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ted encoder mou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ted lev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ted filament gui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FE tubing</text:p>
          </table:table-cell>
          <table:table-cell office:value-type="string" calcext:value-type="string">
            <text:p>2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meter-to-leng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FE tubing</text:p>
          </table:table-cell>
          <table:table-cell office:value-type="string" calcext:value-type="string">
            <text:p>1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meter outl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FE tubing</text:p>
          </table:table-cell>
          <table:table-cell office:value-type="string" calcext:value-type="string">
            <text:p>4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gth inl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nection wire</text:p>
          </table:table-cell>
          <table:table-cell table:number-columns-repeated="2"/>
          <table:table-cell office:value-type="string" calcext:value-type="string">
            <text:p>Vari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x 16 LCD pan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erfac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CD I2C backp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Required since insufficient number of pins available on Arduino</text:p>
          </table:table-cell>
          <table:table-cell/>
        </table:table-row>
      </table:table>
      <table:table table:name="electronics" table:style-name="ta1">
        <table:table-column table:style-name="co7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pec/Similar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VR (version?)</text:p>
          </table:table-cell>
          <table:table-cell/>
        </table:table-row>
        <table:table-row table:style-name="ro1">
          <table:table-cell office:value-type="string" calcext:value-type="string">
            <text:p>Heater power switc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high power FET (STM STP55NF06)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Spool winder motor power switc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ow power FET (STM STP55NF06)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Rotary encoder with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(Bourns PEC12R-4120F-S0012)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1602 LCD Panel w/ I2C ada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(see aliexpress.com)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Length measur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00 step low torque rotary encoder (see aliexpress.com)</text:p>
          </table:table-cell>
          <table:table-cell office:value-type="float" office:value="12.19" calcext:value-type="float">
            <text:p>12.19</text:p>
          </table:table-cell>
        </table:table-row>
        <table:table-row table:style-name="ro1">
          <table:table-cell office:value-type="string" calcext:value-type="string">
            <text:p>Diameter measur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ow torque linear taper potentiometer (Bourns series....)</text:p>
          </table:table-cell>
          <table:table-cell/>
        </table:table-row>
        <table:table-row table:style-name="ro1">
          <table:table-cell office:value-type="string" calcext:value-type="string">
            <text:p>Spool winder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4V DC gearmotor (see aliexpress.com)</text:p>
          </table:table-cell>
          <table:table-cell office:value-type="float" office:value="15.33" calcext:value-type="float">
            <text:p>15.33</text:p>
          </table:table-cell>
        </table:table-row>
        <table:table-row table:style-name="ro1">
          <table:table-cell office:value-type="string" calcext:value-type="string">
            <text:p>Spool rotation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Hall effect sensor (Optek OH090U)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Auger rotation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Hall effect sensor (Optek OH090U)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Drop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 sensor array, TSL1406R (see mouser.com)</text:p>
          </table:table-cell>
          <table:table-cell office:value-type="float" office:value="23.93" calcext:value-type="float">
            <text:p>23.93</text:p>
          </table:table-cell>
        </table:table-row>
        <table:table-row table:style-name="ro1">
          <table:table-cell office:value-type="string" calcext:value-type="string">
            <text:p>Drop sensor illumin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red (see any)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rop sensor contro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INY45-20XUR (see digikey.com)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string" calcext:value-type="string">
            <text:p>Hot end temperature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8495 (see digikey.com)</text:p>
          </table:table-cell>
          <table:table-cell office:value-type="float" office:value="4.81" calcext:value-type="float">
            <text:p>4.81</text:p>
          </table:table-cell>
        </table:table-row>
        <table:table-row table:style-name="ro1">
          <table:table-cell office:value-type="string" calcext:value-type="string">
            <text:p>Hot end temperature thermocou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k thermocouple (see amazon.com)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Main controller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</text:p>
          </table:table-cell>
          <table:table-cell/>
        </table:table-row>
        <table:table-row table:style-name="ro1">
          <table:table-cell office:value-type="string" calcext:value-type="string">
            <text:p>Drop sensor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</text:p>
          </table:table-cell>
          <table:table-cell/>
        </table:table-row>
        <table:table-row table:style-name="ro1">
          <table:table-cell office:value-type="string" calcext:value-type="string">
            <text:p>Thermocouple amplifier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Not electronic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ol rotation sensor mag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16” X 1/4” Nd magnet (see K&amp;J magnetics)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Auger rotation sensor mag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16” X 1/4” Nd magnet (see K&amp;J magnetics)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Diameter measurement sensor pu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 tooth GT2 pulley (see robotdigg.com)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Diameter measurement idler bea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105zz (see robotdigg.com)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Diameter measurement idler flanged bea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105zz (see amazon.com)</text:p>
          </table:table-cell>
          <table:table-cell office:value-type="float" office:value="1.19" calcext:value-type="float">
            <text:p>1.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08:54:23.722993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2:23:21.441901380</meta:creation-date>
    <dc:date>2016-04-12T15:03:37.209961916</dc:date>
    <meta:editing-duration>P2DT4H18M18S</meta:editing-duration>
    <meta:editing-cycles>39</meta:editing-cycles>
    <meta:generator>LibreOffice/5.0.5.1$Linux_x86 LibreOffice_project/00m0$Build-1</meta:generator>
    <meta:print-date>2015-10-07T15:49:28.134932971</meta:print-date>
    <meta:document-statistic meta:table-count="4" meta:cell-count="1416" meta:object-count="0"/>
  </office:meta>
</office:document-meta>
</file>